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87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46.62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46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uperuse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yfikacje automatycz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travel_planner_notification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ervis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ordinat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Coordinat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office:value-type="string" calcext:value-type="string">
            <text:p>nieaktywne</text:p>
          </table:table-cell>
          <table:table-cell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admin@onet.pl" xlink:type="simple">travel.planner.admin@onet.pl</text:a>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employee_1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0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travel.planner.employee1@onet.p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0_travelplanner</text:p>
          </table:table-cell>
          <table:table-cell office:value-type="string" calcext:value-type="string">
            <text:p>„with capital T”</text:p>
          </table:table-cell>
          <table:table-cell office:value-type="string" calcext:value-type="string">
            <text:p>1 0 _ T r a v e l p l a n n e 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_2</text:p>
          </table:table-cell>
          <table:table-cell office:value-type="string" calcext:value-type="string">
            <text:p>passwor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user_2@onet.pl" xlink:type="simple">travel.planner.user_2@onet.pl</text:a></text:p>
          </table:table-cell>
          <table:table-cell office:value-type="string" calcext:value-type="string">
            <text:p>password: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r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wal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.kowalski@op.p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ployee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oronavi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iewi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.mickiewicz@gmail.co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 style:data-style-name="N2" text:time-value="07:51:38.121982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1:49:52.963833703</meta:creation-date>
    <dc:date>2020-03-13T08:30:22.883484239</dc:date>
    <meta:editing-duration>PT1H42M21S</meta:editing-duration>
    <meta:editing-cycles>3</meta:editing-cycles>
    <meta:generator>LibreOffice/6.0.7.3$Linux_X86_64 LibreOffice_project/00m0$Build-3</meta:generator>
    <meta:document-statistic meta:table-count="1" meta:cell-count="62" meta:object-count="0"/>
  </office:meta>
</office:document-meta>
</file>